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size="14pt" style:font-size-asian="14pt" style:font-size-complex="14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color="#ffffff" fo:font-size="40pt" style:font-size-asian="40pt" style:font-size-complex="40pt"/>
    </style:style>
    <style:style style:name="P8" style:family="paragraph">
      <style:paragraph-properties fo:text-align="center"/>
      <style:text-properties fo:font-size="54pt" style:font-size-asian="54pt" style:font-size-complex="54pt"/>
    </style:style>
    <style:style style:name="P9" style:family="paragraph">
      <style:paragraph-properties fo:text-align="center"/>
      <style:text-properties fo:color="#ffffff" fo:font-size="54pt" style:font-size-asian="54pt" style:font-size-complex="54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ffff" fo:font-size="54pt" style:font-size-asian="54pt" style:font-size-complex="54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8.5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5.5cm" svg:x="4cm" svg:y="4.5cm">
          <text:p text:style-name="P1">TFT Display</text:p>
          <text:p text:style-name="P1">Nokia navig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1.5cm" svg:x="2.3cm" svg:y="3.5cm">
          <text:p text:style-name="P2"><text:span text:style-name="T1">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cm" svg:height="1.5cm" svg:x="12.5cm" svg:y="5.5cm">
          <text:p text:style-name="P4"><text:span text:style-name="T2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cm" svg:height="1.5cm" svg:x="14.5cm" svg:y="5.5cm">
          <text:p text:style-name="P6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cm" svg:height="1.5cm" svg:x="12.5cm" svg:y="7.5cm">
          <text:p text:style-name="P4"><text:span text:style-name="T2">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cm" svg:height="1.5cm" svg:x="14.5cm" svg:y="7.5cm">
          <text:p text:style-name="P8"><text:span text:style-name="T4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5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7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9.5cm" svg:height="1.25cm" svg:x="4.5cm" svg:y="3.5cm">
          <draw:text-box>
            <text:p/>
          </draw:text-box>
        </draw:frame>
        <draw:frame draw:style-name="gr7" draw:layer="layout" svg:width="7.5cm" svg:height="1.75cm" svg:x="5.5cm" svg:y="3.25cm">
          <draw:text-box>
            <text:p>Laboratory supply</text:p>
          </draw:text-box>
        </draw:frame>
        <draw:frame draw:style-name="gr8" draw:layer="layout" svg:width="10.861cm" svg:height="0.962cm" svg:x="3.7cm" svg:y="10.3cm">
          <draw:text-box>
            <text:p>Regulation 30V / 2A with current limit</text:p>
          </draw:text-box>
        </draw:frame>
        <draw:frame draw:style-name="gr6" draw:text-style-name="P10" draw:layer="layout" svg:width="1cm" svg:height="1.352cm" svg:x="17.3cm" svg:y="2.8cm">
          <draw:text-box>
            <text:p text:style-name="P10"><text:span text:style-name="T5">+</text:span></text:p>
          </draw:text-box>
        </draw:frame>
        <draw:frame draw:style-name="gr6" draw:text-style-name="P10" draw:layer="layout" svg:width="1cm" svg:height="1.352cm" svg:x="15.5cm" svg:y="2.748cm">
          <draw:text-box>
            <text:p text:style-name="P10"><text:span text:style-name="T5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wolowik </meta:initial-creator>
    <meta:creation-date>2010-10-11T22:10:52</meta:creation-date>
    <dc:date>2010-10-11T22:49:09</dc:date>
    <dc:creator>mwolowik </dc:creator>
    <meta:editing-duration>PT00H24M39S</meta:editing-duration>
    <meta:editing-cycles>7</meta:editing-cycles>
    <meta:generator>OpenOffice.org/3.2$Linux OpenOffice.org_project/320m12$Build-9483</meta:generator>
    <meta:document-statistic meta:object-count="15"/>
  </office:meta>
</office:document-meta>
</file>